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color="#000000" draw:fill="solid" draw:fill-color="#ffff00" draw:textarea-vertical-align="middle"/>
    </style:style>
    <style:style style:name="gr4" style:family="graphic" style:parent-style-name="standard">
      <style:graphic-properties svg:stroke-color="#000000" draw:fill="solid" draw:fill-color="#00ffff" draw:textarea-vertical-align="middle"/>
    </style:style>
    <style:style style:name="gr5" style:family="graphic" style:parent-style-name="standard">
      <style:graphic-properties svg:stroke-color="#000000" draw:fill="solid" draw:fill-color="#ff950e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standard">
      <style:graphic-properties svg:stroke-color="#000000" draw:fill="solid" draw:fill-color="#00ff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31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family="'Bitstream Vera Sans Mono'" style:font-family-generic="modern" style:font-pitch="fixed" fo:font-size="6pt" style:font-size-asian="6pt" style:font-size-complex="6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Bitstream Vera Sans Mono'" style:font-family-generic="modern" style:font-pitch="fixed" fo:font-size="8pt" style:font-size-asian="8pt" style:font-size-complex="8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Bitstream Vera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" draw:style-name="dp1" draw:master-page-name="Standard">
        <draw:circle draw:style-name="gr1" draw:text-style-name="P1" draw:layer="layout" svg:width="0.635cm" svg:height="0.635cm" svg:x="3.54cm" svg:y="7.858cm">
          <text:p text:style-name="P1">40</text:p>
        </draw:circle>
        <draw:frame draw:style-name="gr2" draw:text-style-name="P2" draw:layer="layout" svg:width="4.826cm" svg:height="0.64cm" svg:x="3.413cm" svg:y="6.387cm">
          <draw:text-box>
            <text:p text:style-name="P2"><text:span text:style-name="T1">Vue du dessus</text:span></text:p>
          </draw:text-box>
        </draw:frame>
        <draw:circle draw:style-name="gr1" draw:text-style-name="P1" draw:layer="layout" svg:width="0.635cm" svg:height="0.635cm" svg:x="4.429cm" svg:y="7.858cm">
          <text:p text:style-name="P1">39</text:p>
        </draw:circle>
        <draw:circle draw:style-name="gr3" draw:text-style-name="P1" draw:layer="layout" svg:width="0.635cm" svg:height="0.635cm" svg:x="5.318cm" svg:y="7.858cm">
          <text:p text:style-name="P1">38</text:p>
          <text:p text:style-name="P1">FC2</text:p>
        </draw:circle>
        <draw:circle draw:style-name="gr3" draw:text-style-name="P1" draw:layer="layout" svg:width="0.635cm" svg:height="0.635cm" svg:x="6.207cm" svg:y="7.858cm">
          <text:p text:style-name="P1">37</text:p>
          <text:p text:style-name="P1">FC1</text:p>
        </draw:circle>
        <draw:circle draw:style-name="gr3" draw:text-style-name="P1" draw:layer="layout" svg:width="0.635cm" svg:height="0.635cm" svg:x="7.096cm" svg:y="7.858cm">
          <text:p text:style-name="P1">36</text:p>
          <text:p text:style-name="P1">FC0</text:p>
        </draw:circle>
        <draw:circle draw:style-name="gr4" draw:text-style-name="P1" draw:layer="layout" svg:width="0.635cm" svg:height="0.635cm" svg:x="7.985cm" svg:y="7.858cm">
          <text:p text:style-name="P1">35</text:p>
          <text:p text:style-name="P1">BERR</text:p>
        </draw:circle>
        <draw:circle draw:style-name="gr1" draw:text-style-name="P1" draw:layer="layout" svg:width="0.635cm" svg:height="0.635cm" svg:x="8.874cm" svg:y="7.858cm">
          <text:p text:style-name="P1">34</text:p>
          <text:p text:style-name="P1">HALT</text:p>
        </draw:circle>
        <draw:circle draw:style-name="gr1" draw:text-style-name="P1" draw:layer="layout" svg:width="0.635cm" svg:height="0.635cm" svg:x="9.763cm" svg:y="7.858cm">
          <text:p text:style-name="P1">33</text:p>
          <text:p text:style-name="P1">REST</text:p>
        </draw:circle>
        <draw:circle draw:style-name="gr1" draw:text-style-name="P1" draw:layer="layout" svg:width="0.635cm" svg:height="0.635cm" svg:x="10.652cm" svg:y="7.858cm">
          <text:p text:style-name="P1">32</text:p>
        </draw:circle>
        <draw:circle draw:style-name="gr1" draw:text-style-name="P1" draw:layer="layout" svg:width="0.635cm" svg:height="0.635cm" svg:x="11.541cm" svg:y="7.858cm">
          <text:p text:style-name="P1">31</text:p>
        </draw:circle>
        <draw:circle draw:style-name="gr1" draw:text-style-name="P1" draw:layer="layout" svg:width="0.635cm" svg:height="0.635cm" svg:x="12.43cm" svg:y="7.858cm">
          <text:p text:style-name="P1">30</text:p>
        </draw:circle>
        <draw:circle draw:style-name="gr1" draw:text-style-name="P1" draw:layer="layout" svg:width="0.635cm" svg:height="0.635cm" svg:x="13.319cm" svg:y="7.858cm">
          <text:p text:style-name="P1">29</text:p>
        </draw:circle>
        <draw:circle draw:style-name="gr1" draw:text-style-name="P1" draw:layer="layout" svg:width="0.635cm" svg:height="0.635cm" svg:x="14.208cm" svg:y="7.858cm">
          <text:p text:style-name="P1">28</text:p>
        </draw:circle>
        <draw:circle draw:style-name="gr1" draw:text-style-name="P1" draw:layer="layout" svg:width="0.635cm" svg:height="0.635cm" svg:x="15.097cm" svg:y="7.858cm">
          <text:p text:style-name="P1">27</text:p>
        </draw:circle>
        <draw:circle draw:style-name="gr1" draw:text-style-name="P1" draw:layer="layout" svg:width="0.635cm" svg:height="0.635cm" svg:x="3.54cm" svg:y="8.747cm">
          <text:p text:style-name="P1">41</text:p>
          <text:p text:style-name="P1">RXW</text:p>
        </draw:circle>
        <draw:circle draw:style-name="gr1" draw:text-style-name="P1" draw:layer="layout" svg:width="0.635cm" svg:height="0.635cm" svg:x="15.097cm" svg:y="8.747cm">
          <text:p text:style-name="P1">26<text:line-break/>EDAK</text:p>
        </draw:circle>
        <draw:circle draw:style-name="gr3" draw:text-style-name="P1" draw:layer="layout" svg:width="0.635cm" svg:height="0.635cm" svg:x="3.54cm" svg:y="9.636cm">
          <text:p text:style-name="P1">42</text:p>
          <text:p text:style-name="P1">UDS</text:p>
        </draw:circle>
        <draw:circle draw:style-name="gr4" draw:text-style-name="P1" draw:layer="layout" svg:width="0.635cm" svg:height="0.635cm" svg:x="15.097cm" svg:y="9.636cm">
          <text:p text:style-name="P1">25</text:p>
          <text:p text:style-name="P1">LWR</text:p>
        </draw:circle>
        <draw:circle draw:style-name="gr3" draw:text-style-name="P1" draw:layer="layout" svg:width="0.635cm" svg:height="0.635cm" svg:x="3.54cm" svg:y="10.525cm">
          <text:p text:style-name="P1">43</text:p>
          <text:p text:style-name="P1">LDS</text:p>
        </draw:circle>
        <draw:circle draw:style-name="gr1" draw:text-style-name="P1" draw:layer="layout" svg:width="0.635cm" svg:height="0.635cm" svg:x="6.207cm" svg:y="8.747cm">
          <text:p text:style-name="P1">84</text:p>
          <text:p text:style-name="P1">A16</text:p>
        </draw:circle>
        <draw:circle draw:style-name="gr1" draw:text-style-name="P1" draw:layer="layout" svg:width="0.635cm" svg:height="0.635cm" svg:x="7.096cm" svg:y="8.747cm">
          <text:p text:style-name="P1">83</text:p>
          <text:p text:style-name="P1">A15</text:p>
        </draw:circle>
        <draw:circle draw:style-name="gr1" draw:text-style-name="P1" draw:layer="layout" svg:width="0.635cm" svg:height="0.635cm" svg:x="7.985cm" svg:y="8.747cm">
          <text:p text:style-name="P1">82</text:p>
          <text:p text:style-name="P1">A14</text:p>
        </draw:circle>
        <draw:circle draw:style-name="gr1" draw:text-style-name="P1" draw:layer="layout" svg:width="0.635cm" svg:height="0.635cm" svg:x="8.874cm" svg:y="8.747cm">
          <text:p text:style-name="P1">81</text:p>
          <text:p text:style-name="P1">A13</text:p>
        </draw:circle>
        <draw:circle draw:style-name="gr1" draw:text-style-name="P1" draw:layer="layout" svg:width="0.635cm" svg:height="0.635cm" svg:x="9.763cm" svg:y="8.747cm">
          <text:p text:style-name="P1">80</text:p>
          <text:p text:style-name="P1">A12</text:p>
        </draw:circle>
        <draw:circle draw:style-name="gr1" draw:text-style-name="P1" draw:layer="layout" svg:width="0.635cm" svg:height="0.635cm" svg:x="10.652cm" svg:y="8.747cm">
          <text:p text:style-name="P1">79</text:p>
          <text:p text:style-name="P1">A11</text:p>
        </draw:circle>
        <draw:circle draw:style-name="gr1" draw:text-style-name="P1" draw:layer="layout" svg:width="0.635cm" svg:height="0.635cm" svg:x="11.541cm" svg:y="8.747cm">
          <text:p text:style-name="P1">78</text:p>
          <text:p text:style-name="P1">A10</text:p>
        </draw:circle>
        <draw:circle draw:style-name="gr1" draw:text-style-name="P1" draw:layer="layout" svg:width="0.635cm" svg:height="0.635cm" svg:x="12.43cm" svg:y="8.747cm">
          <text:p text:style-name="P1">77</text:p>
          <text:p text:style-name="P1">A9</text:p>
        </draw:circle>
        <draw:circle draw:style-name="gr1" draw:text-style-name="P1" draw:layer="layout" svg:width="0.635cm" svg:height="0.635cm" svg:x="13.319cm" svg:y="8.747cm">
          <text:p text:style-name="P1">76</text:p>
          <text:p text:style-name="P1">A8</text:p>
        </draw:circle>
        <draw:circle draw:style-name="gr1" draw:text-style-name="P1" draw:layer="layout" svg:width="0.635cm" svg:height="0.635cm" svg:x="14.208cm" svg:y="8.747cm">
          <text:p text:style-name="P1">75</text:p>
        </draw:circle>
        <draw:circle draw:style-name="gr5" draw:text-style-name="P1" draw:layer="layout" svg:width="0.635cm" svg:height="0.635cm" svg:x="14.208cm" svg:y="9.636cm">
          <text:p text:style-name="P1">74</text:p>
          <text:p text:style-name="P1">D9</text:p>
        </draw:circle>
        <draw:circle draw:style-name="gr5" draw:text-style-name="P1" draw:layer="layout" svg:width="0.635cm" svg:height="0.635cm" svg:x="14.208cm" svg:y="10.525cm">
          <text:p text:style-name="P1">73</text:p>
          <text:p text:style-name="P1">D8</text:p>
        </draw:circle>
        <draw:circle draw:style-name="gr4" draw:text-style-name="P1" draw:layer="layout" svg:width="0.635cm" svg:height="0.635cm" svg:x="15.097cm" svg:y="10.525cm">
          <text:p text:style-name="P1">24</text:p>
          <text:p text:style-name="P1">UWR</text:p>
        </draw:circle>
        <draw:circle draw:style-name="gr4" draw:text-style-name="P1" draw:layer="layout" svg:width="0.635cm" svg:height="0.635cm" svg:x="3.54cm" svg:y="11.414cm">
          <text:p text:style-name="P1">44</text:p>
          <text:p text:style-name="P1">BR</text:p>
        </draw:circle>
        <draw:circle draw:style-name="gr1" draw:text-style-name="P1" draw:layer="layout" svg:width="0.635cm" svg:height="0.635cm" svg:x="5.318cm" svg:y="8.747cm">
          <text:p text:style-name="P1">85</text:p>
          <text:p text:style-name="P1">A17</text:p>
        </draw:circle>
        <draw:circle draw:style-name="gr5" draw:text-style-name="P1" draw:layer="layout" svg:width="0.635cm" svg:height="0.635cm" svg:x="10.652cm" svg:y="9.636cm">
          <text:p text:style-name="P1">118</text:p>
          <text:p text:style-name="P1">D15</text:p>
        </draw:circle>
        <draw:circle draw:style-name="gr5" draw:text-style-name="P1" draw:layer="layout" svg:width="0.635cm" svg:height="0.635cm" svg:x="11.541cm" svg:y="9.636cm">
          <text:p text:style-name="P1">117</text:p>
          <text:p text:style-name="P1">D14</text:p>
        </draw:circle>
        <draw:circle draw:style-name="gr1" draw:text-style-name="P1" draw:layer="layout" svg:width="0.635cm" svg:height="0.635cm" svg:x="12.43cm" svg:y="9.636cm">
          <text:p text:style-name="P1">116</text:p>
        </draw:circle>
        <draw:circle draw:style-name="gr1" draw:text-style-name="P1" draw:layer="layout" svg:width="0.635cm" svg:height="0.635cm" svg:x="13.319cm" svg:y="9.636cm">
          <text:p text:style-name="P1">115</text:p>
        </draw:circle>
        <draw:circle draw:style-name="gr1" draw:text-style-name="P1" draw:layer="layout" svg:width="0.635cm" svg:height="0.635cm" svg:x="13.319cm" svg:y="10.525cm">
          <text:p text:style-name="P1">114</text:p>
        </draw:circle>
        <draw:circle draw:style-name="gr5" draw:text-style-name="P1" draw:layer="layout" svg:width="0.635cm" svg:height="0.635cm" svg:x="13.319cm" svg:y="11.414cm">
          <text:p text:style-name="P1">113</text:p>
          <text:p text:style-name="P1">D13</text:p>
        </draw:circle>
        <draw:circle draw:style-name="gr5" draw:text-style-name="P1" draw:layer="layout" svg:width="0.635cm" svg:height="0.635cm" svg:x="13.319cm" svg:y="12.303cm">
          <text:p text:style-name="P1">112</text:p>
          <text:p text:style-name="P1">D12</text:p>
        </draw:circle>
        <draw:circle draw:style-name="gr6" draw:text-style-name="P1" draw:layer="layout" svg:width="0.635cm" svg:height="0.635cm" svg:x="13.319cm" svg:y="13.192cm">
          <text:p text:style-name="P1">111</text:p>
          <text:p text:style-name="P1">VDD</text:p>
        </draw:circle>
        <draw:circle draw:style-name="gr6" draw:text-style-name="P1" draw:layer="layout" svg:width="0.635cm" svg:height="0.635cm" svg:x="13.319cm" svg:y="14.081cm">
          <text:p text:style-name="P1">110</text:p>
          <text:p text:style-name="P1">VSS</text:p>
        </draw:circle>
        <draw:circle draw:style-name="gr5" draw:text-style-name="P1" draw:layer="layout" svg:width="0.635cm" svg:height="0.635cm" svg:x="13.319cm" svg:y="14.97cm">
          <text:p text:style-name="P1">109</text:p>
          <text:p text:style-name="P1">D11</text:p>
        </draw:circle>
        <draw:circle draw:style-name="gr5" draw:text-style-name="P1" draw:layer="layout" svg:width="0.635cm" svg:height="0.635cm" svg:x="14.208cm" svg:y="11.414cm">
          <text:p text:style-name="P1">72</text:p>
          <text:p text:style-name="P1">D7</text:p>
        </draw:circle>
        <draw:circle draw:style-name="gr1" draw:text-style-name="P1" draw:layer="layout" svg:width="0.635cm" svg:height="0.635cm" svg:x="15.097cm" svg:y="11.414cm">
          <text:p text:style-name="P1">23</text:p>
        </draw:circle>
        <draw:circle draw:style-name="gr3" draw:text-style-name="P1" draw:layer="layout" svg:width="0.635cm" svg:height="0.635cm" svg:x="3.54cm" svg:y="12.303cm">
          <text:p text:style-name="P1">45</text:p>
          <text:p text:style-name="P1">BG</text:p>
        </draw:circle>
        <draw:circle draw:style-name="gr1" draw:text-style-name="P1" draw:layer="layout" svg:width="0.635cm" svg:height="0.635cm" svg:x="4.429cm" svg:y="8.747cm">
          <text:p text:style-name="P1">86</text:p>
        </draw:circle>
        <draw:circle draw:style-name="gr6" draw:text-style-name="P1" draw:layer="layout" svg:width="0.635cm" svg:height="0.635cm" svg:x="9.763cm" svg:y="9.636cm">
          <text:p text:style-name="P1">119</text:p>
          <text:p text:style-name="P1">VSS</text:p>
        </draw:circle>
        <draw:circle draw:style-name="gr5" draw:text-style-name="P1" draw:layer="layout" svg:width="0.635cm" svg:height="0.635cm" svg:x="13.319cm" svg:y="15.859cm">
          <text:p text:style-name="P1">108</text:p>
          <text:p text:style-name="P1">D10</text:p>
        </draw:circle>
        <draw:circle draw:style-name="gr5" draw:text-style-name="P1" draw:layer="layout" svg:width="0.635cm" svg:height="0.635cm" svg:x="14.208cm" svg:y="12.303cm">
          <text:p text:style-name="P1">71</text:p>
          <text:p text:style-name="P1">D6</text:p>
        </draw:circle>
        <draw:circle draw:style-name="gr4" draw:text-style-name="P1" draw:layer="layout" svg:width="0.635cm" svg:height="0.635cm" svg:x="15.097cm" svg:y="12.303cm">
          <text:p text:style-name="P1">22</text:p>
          <text:p text:style-name="P1">CS7</text:p>
        </draw:circle>
        <draw:circle draw:style-name="gr1" draw:text-style-name="P1" draw:layer="layout" svg:width="0.635cm" svg:height="0.635cm" svg:x="3.54cm" svg:y="13.192cm">
          <text:p text:style-name="P1">46</text:p>
          <text:p text:style-name="P1">BGAC</text:p>
        </draw:circle>
        <draw:circle draw:style-name="gr1" draw:text-style-name="P1" draw:layer="layout" svg:width="0.635cm" svg:height="0.635cm" svg:x="4.429cm" svg:y="9.636cm">
          <text:p text:style-name="P1">87</text:p>
          <text:p text:style-name="P1">A18</text:p>
        </draw:circle>
        <draw:circle draw:style-name="gr6" draw:text-style-name="P1" draw:layer="layout" svg:width="0.635cm" svg:height="0.635cm" svg:x="8.874cm" svg:y="9.636cm">
          <text:p text:style-name="P1">120</text:p>
          <text:p text:style-name="P1">VDD</text:p>
        </draw:circle>
        <draw:circle draw:style-name="gr1" draw:text-style-name="P1" draw:layer="layout" svg:width="0.635cm" svg:height="0.635cm" svg:x="13.319cm" svg:y="16.748cm">
          <text:p text:style-name="P1">107</text:p>
        </draw:circle>
        <draw:circle draw:style-name="gr5" draw:text-style-name="P1" draw:layer="layout" svg:width="0.635cm" svg:height="0.635cm" svg:x="14.208cm" svg:y="13.192cm">
          <text:p text:style-name="P1">70</text:p>
          <text:p text:style-name="P1">D5</text:p>
        </draw:circle>
        <draw:circle draw:style-name="gr4" draw:text-style-name="P1" draw:layer="layout" svg:width="0.635cm" svg:height="0.635cm" svg:x="15.097cm" svg:y="13.192cm">
          <text:p text:style-name="P1">21<text:line-break/>CS6</text:p>
        </draw:circle>
        <draw:circle draw:style-name="gr1" draw:text-style-name="P1" draw:layer="layout" svg:width="0.635cm" svg:height="0.635cm" svg:x="3.54cm" svg:y="14.081cm">
          <text:p text:style-name="P1">47</text:p>
          <text:p text:style-name="P1">KDAK</text:p>
        </draw:circle>
        <draw:circle draw:style-name="gr1" draw:text-style-name="P1" draw:layer="layout" svg:width="0.635cm" svg:height="0.635cm" svg:x="4.429cm" svg:y="10.525cm">
          <text:p text:style-name="P1">88</text:p>
          <text:p text:style-name="P1">A19</text:p>
        </draw:circle>
        <draw:circle draw:style-name="gr1" draw:text-style-name="P1" draw:layer="layout" svg:width="0.635cm" svg:height="0.635cm" svg:x="7.985cm" svg:y="9.636cm">
          <text:p text:style-name="P1">121</text:p>
          <text:p text:style-name="P1">A1</text:p>
        </draw:circle>
        <draw:circle draw:style-name="gr1" draw:text-style-name="P1" draw:layer="layout" svg:width="0.635cm" svg:height="0.635cm" svg:x="13.319cm" svg:y="17.637cm">
          <text:p text:style-name="P1">106</text:p>
        </draw:circle>
        <draw:circle draw:style-name="gr5" draw:text-style-name="P1" draw:layer="layout" svg:width="0.635cm" svg:height="0.635cm" svg:x="14.208cm" svg:y="14.081cm">
          <text:p text:style-name="P1">69</text:p>
          <text:p text:style-name="P1">D4</text:p>
        </draw:circle>
        <draw:circle draw:style-name="gr4" draw:text-style-name="P1" draw:layer="layout" svg:width="0.635cm" svg:height="0.635cm" svg:x="15.097cm" svg:y="14.081cm">
          <text:p text:style-name="P1">20</text:p>
          <text:p text:style-name="P1">CS5</text:p>
        </draw:circle>
        <draw:circle draw:style-name="gr3" draw:text-style-name="P1" draw:layer="layout" svg:width="0.635cm" svg:height="0.635cm" svg:x="3.54cm" svg:y="14.97cm">
          <text:p text:style-name="P1">48</text:p>
          <text:p text:style-name="P1">AS</text:p>
        </draw:circle>
        <draw:circle draw:style-name="gr1" draw:text-style-name="P1" draw:layer="layout" svg:width="0.635cm" svg:height="0.635cm" svg:x="4.429cm" svg:y="11.414cm">
          <text:p text:style-name="P1">89</text:p>
          <text:p text:style-name="P1">A20</text:p>
        </draw:circle>
        <draw:circle draw:style-name="gr1" draw:text-style-name="P1" draw:layer="layout" svg:width="0.635cm" svg:height="0.635cm" svg:x="7.096cm" svg:y="9.636cm">
          <text:p text:style-name="P1">122</text:p>
          <text:p text:style-name="P1">A2</text:p>
        </draw:circle>
        <draw:circle draw:style-name="gr1" draw:text-style-name="P1" draw:layer="layout" svg:width="0.635cm" svg:height="0.635cm" svg:x="12.43cm" svg:y="17.637cm">
          <text:p text:style-name="P1">105</text:p>
          <text:p text:style-name="P1">PWR</text:p>
        </draw:circle>
        <draw:circle draw:style-name="gr5" draw:text-style-name="P1" draw:layer="layout" svg:width="0.635cm" svg:height="0.635cm" svg:x="14.208cm" svg:y="14.97cm">
          <text:p text:style-name="P1">68</text:p>
          <text:p text:style-name="P1">D3</text:p>
        </draw:circle>
        <draw:circle draw:style-name="gr4" draw:text-style-name="P1" draw:layer="layout" svg:width="0.635cm" svg:height="0.635cm" svg:x="15.097cm" svg:y="14.97cm">
          <text:p text:style-name="P1">19</text:p>
          <text:p text:style-name="P1">CS4</text:p>
        </draw:circle>
        <draw:circle draw:style-name="gr3" draw:text-style-name="P1" draw:layer="layout" svg:width="0.635cm" svg:height="0.635cm" svg:x="3.54cm" svg:y="15.859cm">
          <text:p text:style-name="P1">49</text:p>
          <text:p text:style-name="P1">TEST</text:p>
        </draw:circle>
        <draw:circle draw:style-name="gr1" draw:text-style-name="P1" draw:layer="layout" svg:width="0.635cm" svg:height="0.635cm" svg:x="4.429cm" svg:y="12.303cm">
          <text:p text:style-name="P1">90</text:p>
          <text:p text:style-name="P1">A21</text:p>
        </draw:circle>
        <draw:circle draw:style-name="gr1" draw:text-style-name="P1" draw:layer="layout" svg:width="0.635cm" svg:height="0.635cm" svg:x="6.207cm" svg:y="9.636cm">
          <text:p text:style-name="P1">123</text:p>
          <text:p text:style-name="P1">A3</text:p>
        </draw:circle>
        <draw:circle draw:style-name="gr1" draw:text-style-name="P1" draw:layer="layout" svg:width="0.635cm" svg:height="0.635cm" svg:x="11.541cm" svg:y="17.637cm">
          <text:p text:style-name="P1">104</text:p>
          <text:p text:style-name="P1">PRD</text:p>
        </draw:circle>
        <draw:circle draw:style-name="gr5" draw:text-style-name="P1" draw:layer="layout" svg:width="0.635cm" svg:height="0.635cm" svg:x="14.208cm" svg:y="15.859cm">
          <text:p text:style-name="P1">67</text:p>
          <text:p text:style-name="P1">D2</text:p>
        </draw:circle>
        <draw:circle draw:style-name="gr4" draw:text-style-name="P1" draw:layer="layout" svg:width="0.635cm" svg:height="0.635cm" svg:x="15.097cm" svg:y="15.859cm">
          <text:p text:style-name="P1">18</text:p>
          <text:p text:style-name="P1">CS3</text:p>
        </draw:circle>
        <draw:circle draw:style-name="gr3" draw:text-style-name="P1" draw:layer="layout" svg:width="0.635cm" svg:height="0.635cm" svg:x="3.54cm" svg:y="16.748cm">
          <text:p text:style-name="P1">50</text:p>
          <text:p text:style-name="P1">TSTG</text:p>
        </draw:circle>
        <draw:circle draw:style-name="gr1" draw:text-style-name="P1" draw:layer="layout" svg:width="0.635cm" svg:height="0.635cm" svg:x="4.429cm" svg:y="13.192cm">
          <text:p text:style-name="P1">91</text:p>
          <text:p text:style-name="P1">A22</text:p>
        </draw:circle>
        <draw:circle draw:style-name="gr1" draw:text-style-name="P1" draw:layer="layout" svg:width="0.635cm" svg:height="0.635cm" svg:x="5.318cm" svg:y="9.636cm">
          <text:p text:style-name="P1">124</text:p>
        </draw:circle>
        <draw:circle draw:style-name="gr7" draw:text-style-name="P1" draw:layer="layout" svg:width="0.635cm" svg:height="0.635cm" svg:x="6.207cm" svg:y="16.748cm">
          <text:p/>
        </draw:circle>
        <draw:circle draw:style-name="gr1" draw:text-style-name="P1" draw:layer="layout" svg:width="0.635cm" svg:height="0.635cm" svg:x="12.43cm" svg:y="16.748cm">
          <text:p text:style-name="P1">133</text:p>
        </draw:circle>
        <draw:circle draw:style-name="gr3" draw:text-style-name="P1" draw:layer="layout" svg:width="0.635cm" svg:height="0.635cm" svg:x="10.652cm" svg:y="17.637cm">
          <text:p text:style-name="P1">103</text:p>
          <text:p text:style-name="P1">CLK</text:p>
        </draw:circle>
        <draw:circle draw:style-name="gr5" draw:text-style-name="P1" draw:layer="layout" svg:width="0.635cm" svg:height="0.635cm" svg:x="14.208cm" svg:y="16.748cm">
          <text:p text:style-name="P1">66</text:p>
          <text:p text:style-name="P1">D1</text:p>
        </draw:circle>
        <draw:circle draw:style-name="gr4" draw:text-style-name="P1" draw:layer="layout" svg:width="0.635cm" svg:height="0.635cm" svg:x="15.097cm" svg:y="16.748cm">
          <text:p text:style-name="P1">17</text:p>
          <text:p text:style-name="P1">CS2</text:p>
        </draw:circle>
        <draw:circle draw:style-name="gr1" draw:text-style-name="P1" draw:layer="layout" svg:width="0.635cm" svg:height="0.635cm" svg:x="3.54cm" svg:y="17.637cm">
          <text:p text:style-name="P1">51</text:p>
          <text:p text:style-name="P1">VINT</text:p>
        </draw:circle>
        <draw:circle draw:style-name="gr1" draw:text-style-name="P1" draw:layer="layout" svg:width="0.635cm" svg:height="0.635cm" svg:x="4.429cm" svg:y="14.081cm">
          <text:p text:style-name="P1">92</text:p>
          <text:p text:style-name="P1">A23</text:p>
        </draw:circle>
        <draw:circle draw:style-name="gr4" draw:text-style-name="P1" draw:layer="layout" svg:width="0.635cm" svg:height="0.635cm" svg:x="4.429cm" svg:y="14.97cm">
          <text:p text:style-name="P1">93</text:p>
          <text:p text:style-name="P1">IPL0</text:p>
        </draw:circle>
        <draw:circle draw:style-name="gr4" draw:text-style-name="P1" draw:layer="layout" svg:width="0.635cm" svg:height="0.635cm" svg:x="4.429cm" svg:y="15.859cm">
          <text:p text:style-name="P1">94</text:p>
          <text:p text:style-name="P1">IPL1</text:p>
        </draw:circle>
        <draw:circle draw:style-name="gr4" draw:text-style-name="P1" draw:layer="layout" svg:width="0.635cm" svg:height="0.635cm" svg:x="4.429cm" svg:y="16.748cm">
          <text:p text:style-name="P1">95</text:p>
          <text:p text:style-name="P1">IPL2</text:p>
        </draw:circle>
        <draw:circle draw:style-name="gr4" draw:text-style-name="P1" draw:layer="layout" svg:width="0.635cm" svg:height="0.635cm" svg:x="4.429cm" svg:y="17.637cm">
          <text:p text:style-name="P1">96</text:p>
          <text:p text:style-name="P1">VPA</text:p>
        </draw:circle>
        <draw:circle draw:style-name="gr1" draw:text-style-name="P1" draw:layer="layout" svg:width="0.635cm" svg:height="0.635cm" svg:x="5.318cm" svg:y="17.637cm">
          <text:p text:style-name="P1">97</text:p>
        </draw:circle>
        <draw:circle draw:style-name="gr1" draw:text-style-name="P1" draw:layer="layout" svg:width="0.635cm" svg:height="0.635cm" svg:x="6.207cm" svg:y="17.637cm">
          <text:p text:style-name="P1">98</text:p>
        </draw:circle>
        <draw:circle draw:style-name="gr1" draw:text-style-name="P1" draw:layer="layout" svg:width="0.635cm" svg:height="0.635cm" svg:x="7.096cm" svg:y="17.637cm">
          <text:p text:style-name="P1">99</text:p>
          <text:p text:style-name="P1">INT</text:p>
        </draw:circle>
        <draw:circle draw:style-name="gr3" draw:text-style-name="P1" draw:layer="layout" svg:width="0.635cm" svg:height="0.635cm" svg:x="7.985cm" svg:y="17.637cm">
          <text:p text:style-name="P1">100</text:p>
          <text:p text:style-name="P1">CRST</text:p>
        </draw:circle>
        <draw:circle draw:style-name="gr6" draw:text-style-name="P1" draw:layer="layout" svg:width="0.635cm" svg:height="0.635cm" svg:x="8.874cm" svg:y="17.637cm">
          <text:p text:style-name="P1">101</text:p>
          <text:p text:style-name="P1">VSS</text:p>
        </draw:circle>
        <draw:circle draw:style-name="gr6" draw:text-style-name="P1" draw:layer="layout" svg:width="0.635cm" svg:height="0.635cm" svg:x="9.763cm" svg:y="17.637cm">
          <text:p text:style-name="P1">102</text:p>
          <text:p text:style-name="P1">VDD</text:p>
        </draw:circle>
        <draw:circle draw:style-name="gr5" draw:text-style-name="P1" draw:layer="layout" svg:width="0.635cm" svg:height="0.635cm" svg:x="14.208cm" svg:y="17.637cm">
          <text:p text:style-name="P1">65</text:p>
          <text:p text:style-name="P1">D0</text:p>
        </draw:circle>
        <draw:circle draw:style-name="gr4" draw:text-style-name="P1" draw:layer="layout" svg:width="0.635cm" svg:height="0.635cm" svg:x="15.097cm" svg:y="17.637cm">
          <text:p text:style-name="P1">16</text:p>
          <text:p text:style-name="P1">CS1</text:p>
        </draw:circle>
        <draw:circle draw:style-name="gr1" draw:text-style-name="P1" draw:layer="layout" svg:width="0.635cm" svg:height="0.635cm" svg:x="3.54cm" svg:y="18.526cm">
          <text:p text:style-name="P1">52</text:p>
        </draw:circle>
        <draw:circle draw:style-name="gr1" draw:text-style-name="P1" draw:layer="layout" svg:width="0.635cm" svg:height="0.635cm" svg:x="4.429cm" svg:y="18.526cm">
          <text:p text:style-name="P1">53</text:p>
        </draw:circle>
        <draw:circle draw:style-name="gr1" draw:text-style-name="P1" draw:layer="layout" svg:width="0.635cm" svg:height="0.635cm" svg:x="5.318cm" svg:y="18.526cm">
          <text:p text:style-name="P1">54</text:p>
          <text:p text:style-name="P1">AD1</text:p>
        </draw:circle>
        <draw:circle draw:style-name="gr1" draw:text-style-name="P1" draw:layer="layout" svg:width="0.635cm" svg:height="0.635cm" svg:x="6.207cm" svg:y="18.526cm">
          <text:p text:style-name="P1">55</text:p>
          <text:p text:style-name="P1">AD3</text:p>
        </draw:circle>
        <draw:circle draw:style-name="gr1" draw:text-style-name="P1" draw:layer="layout" svg:width="0.635cm" svg:height="0.635cm" svg:x="7.096cm" svg:y="18.526cm">
          <text:p text:style-name="P1">56</text:p>
          <text:p text:style-name="P1">AD5</text:p>
        </draw:circle>
        <draw:circle draw:style-name="gr1" draw:text-style-name="P1" draw:layer="layout" svg:width="0.635cm" svg:height="0.635cm" svg:x="7.985cm" svg:y="18.526cm">
          <text:p text:style-name="P1">57</text:p>
          <text:p text:style-name="P1">AD7</text:p>
        </draw:circle>
        <draw:circle draw:style-name="gr1" draw:text-style-name="P1" draw:layer="layout" svg:width="0.635cm" svg:height="0.635cm" svg:x="8.874cm" svg:y="18.526cm">
          <text:p text:style-name="P1">58</text:p>
          <text:p text:style-name="P1">PBF</text:p>
        </draw:circle>
        <draw:circle draw:style-name="gr1" draw:text-style-name="P1" draw:layer="layout" svg:width="0.635cm" svg:height="0.635cm" svg:x="9.763cm" svg:y="18.526cm">
          <text:p text:style-name="P1">59</text:p>
          <text:p text:style-name="P1">PCS</text:p>
        </draw:circle>
        <draw:circle draw:style-name="gr5" draw:text-style-name="P1" draw:layer="layout" svg:width="0.635cm" svg:height="0.635cm" svg:x="10.652cm" svg:y="18.526cm">
          <text:p text:style-name="P1">60</text:p>
          <text:p text:style-name="P1">P0</text:p>
        </draw:circle>
        <draw:circle draw:style-name="gr5" draw:text-style-name="P1" draw:layer="layout" svg:width="0.635cm" svg:height="0.635cm" svg:x="11.541cm" svg:y="18.526cm">
          <text:p text:style-name="P1">61</text:p>
          <text:p text:style-name="P1">P2</text:p>
        </draw:circle>
        <draw:circle draw:style-name="gr5" draw:text-style-name="P1" draw:layer="layout" svg:width="0.635cm" svg:height="0.635cm" svg:x="12.43cm" svg:y="18.526cm">
          <text:p text:style-name="P1">62<text:line-break/>P4</text:p>
        </draw:circle>
        <draw:circle draw:style-name="gr5" draw:text-style-name="P1" draw:layer="layout" svg:width="0.635cm" svg:height="0.635cm" svg:x="13.319cm" svg:y="18.526cm">
          <text:p text:style-name="P1">63</text:p>
          <text:p text:style-name="P1">P6</text:p>
        </draw:circle>
        <draw:circle draw:style-name="gr1" draw:text-style-name="P1" draw:layer="layout" svg:width="0.635cm" svg:height="0.635cm" svg:x="14.208cm" svg:y="18.526cm">
          <text:p text:style-name="P1">64</text:p>
        </draw:circle>
        <draw:circle draw:style-name="gr4" draw:text-style-name="P1" draw:layer="layout" svg:width="0.635cm" svg:height="0.635cm" svg:x="15.097cm" svg:y="18.526cm">
          <text:p text:style-name="P1">15</text:p>
          <text:p text:style-name="P1">CS0</text:p>
        </draw:circle>
        <draw:circle draw:style-name="gr7" draw:text-style-name="P1" draw:layer="layout" svg:width="0.635cm" svg:height="0.635cm" svg:x="3.54cm" svg:y="19.415cm">
          <text:p text:style-name="P1">1</text:p>
        </draw:circle>
        <draw:circle draw:style-name="gr1" draw:text-style-name="P1" draw:layer="layout" svg:width="0.635cm" svg:height="0.635cm" svg:x="4.429cm" svg:y="19.415cm">
          <text:p text:style-name="P1">2</text:p>
          <text:p text:style-name="P1">AD0</text:p>
        </draw:circle>
        <draw:circle draw:style-name="gr1" draw:text-style-name="P1" draw:layer="layout" svg:width="0.635cm" svg:height="0.635cm" svg:x="5.318cm" svg:y="19.415cm">
          <text:p text:style-name="P1">3</text:p>
          <text:p text:style-name="P1">AD2</text:p>
        </draw:circle>
        <draw:circle draw:style-name="gr1" draw:text-style-name="P1" draw:layer="layout" svg:width="0.635cm" svg:height="0.635cm" svg:x="6.207cm" svg:y="19.415cm">
          <text:p text:style-name="P1">4</text:p>
          <text:p text:style-name="P1">AD4</text:p>
        </draw:circle>
        <draw:circle draw:style-name="gr1" draw:text-style-name="P1" draw:layer="layout" svg:width="0.635cm" svg:height="0.635cm" svg:x="7.096cm" svg:y="19.415cm">
          <text:p text:style-name="P1">5</text:p>
          <text:p text:style-name="P1">AD6</text:p>
        </draw:circle>
        <draw:circle draw:style-name="gr3" draw:text-style-name="P1" draw:layer="layout" svg:width="0.635cm" svg:height="0.635cm" svg:x="7.985cm" svg:y="19.415cm">
          <text:p text:style-name="P1">6</text:p>
          <text:p text:style-name="P1">GACS</text:p>
        </draw:circle>
        <draw:circle draw:style-name="gr1" draw:text-style-name="P1" draw:layer="layout" svg:width="0.635cm" svg:height="0.635cm" svg:x="8.874cm" svg:y="19.415cm">
          <text:p text:style-name="P1">7</text:p>
          <text:p text:style-name="P1">ALE</text:p>
        </draw:circle>
        <draw:circle draw:style-name="gr1" draw:text-style-name="P1" draw:layer="layout" svg:width="0.635cm" svg:height="0.635cm" svg:x="9.763cm" svg:y="19.415cm">
          <text:p text:style-name="P1">8</text:p>
          <text:p text:style-name="P1">RDI</text:p>
        </draw:circle>
        <draw:circle draw:style-name="gr1" draw:text-style-name="P1" draw:layer="layout" svg:width="0.635cm" svg:height="0.635cm" svg:x="10.652cm" svg:y="19.415cm">
          <text:p text:style-name="P1">9</text:p>
          <text:p text:style-name="P1">WRI</text:p>
        </draw:circle>
        <draw:circle draw:style-name="gr5" draw:text-style-name="P1" draw:layer="layout" svg:width="0.635cm" svg:height="0.635cm" svg:x="11.541cm" svg:y="19.415cm">
          <text:p text:style-name="P1">10</text:p>
          <text:p text:style-name="P1">P1</text:p>
        </draw:circle>
        <draw:circle draw:style-name="gr5" draw:text-style-name="P1" draw:layer="layout" svg:width="0.635cm" svg:height="0.635cm" svg:x="12.43cm" svg:y="19.415cm">
          <text:p text:style-name="P1">11</text:p>
          <text:p text:style-name="P1">P3</text:p>
        </draw:circle>
        <draw:circle draw:style-name="gr5" draw:text-style-name="P1" draw:layer="layout" svg:width="0.635cm" svg:height="0.635cm" svg:x="13.319cm" svg:y="19.415cm">
          <text:p text:style-name="P1">12</text:p>
          <text:p text:style-name="P1">P5</text:p>
        </draw:circle>
        <draw:circle draw:style-name="gr5" draw:text-style-name="P1" draw:layer="layout" svg:width="0.635cm" svg:height="0.635cm" svg:x="14.208cm" svg:y="19.415cm">
          <text:p text:style-name="P1">13</text:p>
          <text:p text:style-name="P1">P7</text:p>
        </draw:circle>
        <draw:circle draw:style-name="gr1" draw:text-style-name="P1" draw:layer="layout" svg:width="0.635cm" svg:height="0.635cm" svg:x="15.097cm" svg:y="19.415cm">
          <text:p text:style-name="P1">14</text:p>
        </draw:circle>
        <draw:circle draw:style-name="gr1" draw:text-style-name="P1" draw:layer="layout" svg:width="0.635cm" svg:height="0.635cm" svg:x="5.318cm" svg:y="10.525cm">
          <text:p text:style-name="P1">125</text:p>
        </draw:circle>
        <draw:circle draw:style-name="gr1" draw:text-style-name="P1" draw:layer="layout" svg:width="0.635cm" svg:height="0.635cm" svg:x="5.318cm" svg:y="11.414cm">
          <text:p text:style-name="P1">126</text:p>
          <text:p text:style-name="P1">A4</text:p>
        </draw:circle>
        <draw:circle draw:style-name="gr1" draw:text-style-name="P1" draw:layer="layout" svg:width="0.635cm" svg:height="0.635cm" svg:x="5.318cm" svg:y="12.303cm">
          <text:p text:style-name="P1">127</text:p>
          <text:p text:style-name="P1">A5</text:p>
        </draw:circle>
        <draw:circle draw:style-name="gr6" draw:text-style-name="P1" draw:layer="layout" svg:width="0.635cm" svg:height="0.635cm" svg:x="5.318cm" svg:y="13.192cm">
          <text:p text:style-name="P1">128</text:p>
          <text:p text:style-name="P1">VSS</text:p>
        </draw:circle>
        <draw:circle draw:style-name="gr6" draw:text-style-name="P1" draw:layer="layout" svg:width="0.635cm" svg:height="0.635cm" svg:x="5.318cm" svg:y="14.081cm">
          <text:p text:style-name="P1">129</text:p>
          <text:p text:style-name="P1">VDD</text:p>
        </draw:circle>
        <draw:circle draw:style-name="gr1" draw:text-style-name="P1" draw:layer="layout" svg:width="0.635cm" svg:height="0.635cm" svg:x="5.318cm" svg:y="14.97cm">
          <text:p text:style-name="P1">130</text:p>
          <text:p text:style-name="P1">A6</text:p>
        </draw:circle>
        <draw:circle draw:style-name="gr1" draw:text-style-name="P1" draw:layer="layout" svg:width="0.635cm" svg:height="0.635cm" svg:x="5.318cm" svg:y="15.859cm">
          <text:p text:style-name="P1">131</text:p>
          <text:p text:style-name="P1">A7</text:p>
        </draw:circle>
        <draw:circle draw:style-name="gr1" draw:text-style-name="P1" draw:layer="layout" svg:width="0.635cm" svg:height="0.635cm" svg:x="5.318cm" svg:y="16.748cm">
          <text:p text:style-name="P1">132</text:p>
        </draw:circle>
        <draw:circle draw:style-name="gr1" draw:text-style-name="P1" draw:layer="layout" svg:width="0.635cm" svg:height="0.635cm" svg:x="6.207cm" svg:y="10.525cm">
          <text:p text:style-name="P1">135</text:p>
        </draw:circle>
        <draw:circle draw:style-name="gr1" draw:text-style-name="P1" draw:layer="layout" svg:width="0.635cm" svg:height="0.635cm" svg:x="12.43cm" svg:y="10.525cm">
          <text:p text:style-name="P1">134</text:p>
        </draw:circle>
        <draw:frame draw:style-name="gr8" draw:text-style-name="P3" draw:layer="layout" svg:width="5.461cm" svg:height="0.581cm" draw:transform="rotate (1.5707963267946) translate (6.387cm 16.62cm)">
          <draw:text-box>
            <text:p text:style-name="P3"><text:span text:style-name="T2">1oniobiboibbpbobbpibobbibbiib</text:span></text:p>
          </draw:text-box>
        </draw:frame>
        <draw:frame draw:style-name="gr8" draw:text-style-name="P3" draw:layer="layout" svg:width="5.588cm" svg:height="0.581cm" svg:x="6.842cm" svg:y="11.087cm">
          <draw:text-box>
            <text:p text:style-name="P3"><text:span text:style-name="T2">2bbnibbiobiobpobbopnonbonobooo</text:span></text:p>
          </draw:text-box>
        </draw:frame>
        <draw:frame draw:style-name="gr8" draw:text-style-name="P3" draw:layer="layout" svg:width="5.461cm" svg:height="0.581cm" draw:transform="rotate (-1.57079632679579) translate (12.953cm 11.331cm)">
          <draw:text-box>
            <text:p text:style-name="P3"><text:span text:style-name="T2">3biobbobbobopboobpobobbobboob</text:span></text:p>
          </draw:text-box>
        </draw:frame>
        <draw:frame draw:style-name="gr8" draw:text-style-name="P3" draw:layer="layout" svg:width="5.588cm" svg:height="0.581cm" draw:transform="rotate (3.1415926535892) translate (12.43cm 16.821cm)">
          <draw:text-box>
            <text:p text:style-name="P3"><text:span text:style-name="T2">4ibbbibbbib?.p...?pibbibbbobbb</text:span></text:p>
          </draw:text-box>
        </draw:frame>
        <draw:line draw:style-name="gr9" draw:text-style-name="P4" draw:layer="layout" svg:x1="9.128cm" svg:y1="17.891cm" svg:x2="9.128cm" svg:y2="17.256cm">
          <text:p/>
        </draw:line>
        <draw:line draw:style-name="gr9" draw:text-style-name="P4" draw:layer="layout" svg:x1="10.144cm" svg:y1="17.891cm" svg:x2="10.144cm" svg:y2="17.256cm">
          <text:p/>
        </draw:line>
        <draw:line draw:style-name="gr9" draw:text-style-name="P4" draw:layer="layout" svg:x1="10.144cm" svg:y1="18.78cm" svg:x2="10.017cm" svg:y2="18.272cm">
          <text:p/>
        </draw:line>
        <draw:line draw:style-name="gr9" draw:text-style-name="P4" draw:layer="layout" svg:x1="10.017cm" svg:y1="18.272cm" svg:x2="10.017cm" svg:y2="17.256cm">
          <text:p/>
        </draw:line>
        <draw:line draw:style-name="gr9" draw:text-style-name="P4" draw:layer="layout" svg:x1="9.128cm" svg:y1="18.78cm" svg:x2="9.255cm" svg:y2="18.272cm">
          <text:p/>
        </draw:line>
        <draw:line draw:style-name="gr9" draw:text-style-name="P4" draw:layer="layout" svg:x1="9.255cm" svg:y1="17.256cm" svg:x2="9.255cm" svg:y2="18.272cm">
          <text:p/>
        </draw:line>
        <draw:line draw:style-name="gr9" draw:text-style-name="P4" draw:layer="layout" svg:x1="9.128cm" svg:y1="19.669cm" svg:x2="9.382cm" svg:y2="18.399cm">
          <text:p/>
        </draw:line>
        <draw:line draw:style-name="gr9" draw:text-style-name="P4" draw:layer="layout" svg:x1="9.382cm" svg:y1="17.256cm" svg:x2="9.382cm" svg:y2="18.399cm">
          <text:p/>
        </draw:line>
        <draw:line draw:style-name="gr9" draw:text-style-name="P4" draw:layer="layout" svg:x1="10.144cm" svg:y1="19.669cm" svg:x2="9.89cm" svg:y2="18.399cm">
          <text:p/>
        </draw:line>
        <draw:line draw:style-name="gr9" draw:text-style-name="P4" draw:layer="layout" svg:x1="9.89cm" svg:y1="17.256cm" svg:x2="9.89cm" svg:y2="18.399cm">
          <text:p/>
        </draw:line>
        <draw:line draw:style-name="gr9" draw:text-style-name="P4" draw:layer="layout" svg:x1="8.366cm" svg:y1="19.669cm" svg:x2="8.874cm" svg:y2="19.034cm">
          <text:p/>
        </draw:line>
        <draw:line draw:style-name="gr9" draw:text-style-name="P4" draw:layer="layout" svg:x1="8.874cm" svg:y1="17.256cm" svg:x2="8.874cm" svg:y2="19.034cm">
          <text:p/>
        </draw:line>
        <draw:line draw:style-name="gr9" draw:text-style-name="P4" draw:layer="layout" svg:x1="7.477cm" svg:y1="19.669cm" svg:x2="8.747cm" svg:y2="19.034cm">
          <text:p/>
        </draw:line>
        <draw:line draw:style-name="gr9" draw:text-style-name="P4" draw:layer="layout" svg:x1="8.747cm" svg:y1="17.256cm" svg:x2="8.747cm" svg:y2="19.034cm">
          <text:p/>
        </draw:line>
        <draw:line draw:style-name="gr9" draw:text-style-name="P4" draw:layer="layout" svg:x1="8.366cm" svg:y1="18.78cm" svg:x2="8.62cm" svg:y2="18.399cm">
          <text:p/>
        </draw:line>
        <draw:line draw:style-name="gr9" draw:text-style-name="P4" draw:layer="layout" svg:x1="8.62cm" svg:y1="17.256cm" svg:x2="8.62cm" svg:y2="18.399cm">
          <text:p/>
        </draw:line>
        <draw:line draw:style-name="gr9" draw:text-style-name="P4" draw:layer="layout" svg:x1="8.366cm" svg:y1="17.891cm" svg:x2="8.493cm" svg:y2="17.51cm">
          <text:p/>
        </draw:line>
        <draw:line draw:style-name="gr9" draw:text-style-name="P4" draw:layer="layout" svg:x1="8.493cm" svg:y1="17.256cm" svg:x2="8.493cm" svg:y2="17.51cm">
          <text:p/>
        </draw:line>
        <draw:line draw:style-name="gr9" draw:text-style-name="P4" draw:layer="layout" svg:x1="7.477cm" svg:y1="18.907cm" svg:x2="7.985cm" svg:y2="18.272cm">
          <text:p/>
        </draw:line>
        <draw:line draw:style-name="gr9" draw:text-style-name="P4" draw:layer="layout" svg:x1="7.985cm" svg:y1="17.256cm" svg:x2="7.985cm" svg:y2="18.272cm">
          <text:p/>
        </draw:line>
        <draw:line draw:style-name="gr9" draw:text-style-name="P4" draw:layer="layout" svg:x1="6.588cm" svg:y1="19.669cm" svg:x2="7.858cm" svg:y2="18.145cm">
          <text:p/>
        </draw:line>
        <draw:line draw:style-name="gr9" draw:text-style-name="P4" draw:layer="layout" svg:x1="7.858cm" svg:y1="17.256cm" svg:x2="7.858cm" svg:y2="18.145cm">
          <text:p/>
        </draw:line>
        <draw:line draw:style-name="gr9" draw:text-style-name="P4" draw:layer="layout" svg:x1="5.826cm" svg:y1="19.669cm" svg:x2="7.731cm" svg:y2="18.145cm">
          <text:p/>
        </draw:line>
        <draw:line draw:style-name="gr9" draw:text-style-name="P4" draw:layer="layout" svg:x1="7.731cm" svg:y1="17.256cm" svg:x2="7.731cm" svg:y2="18.145cm">
          <text:p/>
        </draw:line>
        <draw:line draw:style-name="gr9" draw:text-style-name="P4" draw:layer="layout" svg:x1="7.477cm" svg:y1="17.891cm" svg:x2="7.604cm" svg:y2="17.51cm">
          <text:p/>
        </draw:line>
        <draw:line draw:style-name="gr9" draw:text-style-name="P4" draw:layer="layout" svg:x1="7.604cm" svg:y1="17.256cm" svg:x2="7.604cm" svg:y2="17.51cm">
          <text:p/>
        </draw:line>
        <draw:line draw:style-name="gr9" draw:text-style-name="P4" draw:layer="layout" svg:x1="6.588cm" svg:y1="18.78cm" svg:x2="7.223cm" svg:y2="17.637cm">
          <text:p/>
        </draw:line>
        <draw:line draw:style-name="gr9" draw:text-style-name="P4" draw:layer="layout" svg:x1="7.223cm" svg:y1="17.256cm" svg:x2="7.223cm" svg:y2="17.637cm">
          <text:p/>
        </draw:line>
        <draw:line draw:style-name="gr9" draw:text-style-name="P4" draw:layer="layout" svg:x1="4.81cm" svg:y1="19.669cm" svg:x2="6.08cm" svg:y2="18.907cm">
          <text:p/>
        </draw:line>
        <draw:line draw:style-name="gr9" draw:text-style-name="P4" draw:layer="layout" svg:x1="7.096cm" svg:y1="17.256cm" svg:x2="7.096cm" svg:y2="17.637cm">
          <text:p/>
        </draw:line>
        <draw:line draw:style-name="gr9" draw:text-style-name="P4" draw:layer="layout" svg:x1="6.08cm" svg:y1="18.907cm" svg:x2="7.096cm" svg:y2="17.637cm">
          <text:p/>
        </draw:line>
        <draw:line draw:style-name="gr9" draw:text-style-name="P4" draw:layer="layout" svg:x1="5.699cm" svg:y1="18.78cm" svg:x2="6.969cm" svg:y2="17.637cm">
          <text:p/>
        </draw:line>
        <draw:line draw:style-name="gr9" draw:text-style-name="P4" draw:layer="layout" svg:x1="6.969cm" svg:y1="17.256cm" svg:x2="6.969cm" svg:y2="17.637cm">
          <text:p/>
        </draw:line>
        <draw:line draw:style-name="gr9" draw:text-style-name="P4" draw:layer="layout" svg:x1="10.906cm" svg:y1="19.669cm" svg:x2="10.398cm" svg:y2="19.034cm">
          <text:p/>
        </draw:line>
        <draw:line draw:style-name="gr9" draw:text-style-name="P4" draw:layer="layout" svg:x1="10.398cm" svg:y1="17.256cm" svg:x2="10.398cm" svg:y2="19.034cm">
          <text:p/>
        </draw:line>
        <draw:line draw:style-name="gr9" draw:text-style-name="P4" draw:layer="layout" svg:x1="11.922cm" svg:y1="19.669cm" svg:x2="10.525cm" svg:y2="19.034cm">
          <text:p/>
        </draw:line>
        <draw:line draw:style-name="gr9" draw:text-style-name="P4" draw:layer="layout" svg:x1="10.525cm" svg:y1="17.256cm" svg:x2="10.525cm" svg:y2="19.034cm">
          <text:p/>
        </draw:line>
        <draw:line draw:style-name="gr9" draw:text-style-name="P4" draw:layer="layout" svg:x1="10.652cm" svg:y1="17.256cm" svg:x2="10.652cm" svg:y2="18.399cm">
          <text:p/>
        </draw:line>
        <draw:line draw:style-name="gr9" draw:text-style-name="P4" draw:layer="layout" svg:x1="10.906cm" svg:y1="18.78cm" svg:x2="10.652cm" svg:y2="18.399cm">
          <text:p/>
        </draw:line>
        <draw:line draw:style-name="gr9" draw:text-style-name="P4" draw:layer="layout" svg:x1="10.906cm" svg:y1="17.891cm" svg:x2="10.779cm" svg:y2="17.51cm">
          <text:p/>
        </draw:line>
        <draw:line draw:style-name="gr9" draw:text-style-name="P4" draw:layer="layout" svg:x1="10.779cm" svg:y1="17.256cm" svg:x2="10.779cm" svg:y2="17.51cm">
          <text:p/>
        </draw:line>
        <draw:line draw:style-name="gr9" draw:text-style-name="P4" draw:layer="layout" svg:x1="11.287cm" svg:y1="17.256cm" svg:x2="11.287cm" svg:y2="18.272cm">
          <text:p/>
        </draw:line>
        <draw:line draw:style-name="gr9" draw:text-style-name="P4" draw:layer="layout" svg:x1="11.795cm" svg:y1="18.907cm" svg:x2="11.287cm" svg:y2="18.272cm">
          <text:p/>
        </draw:line>
        <draw:line draw:style-name="gr9" draw:text-style-name="P4" draw:layer="layout" svg:x1="11.414cm" svg:y1="17.256cm" svg:x2="11.414cm" svg:y2="18.145cm">
          <text:p/>
        </draw:line>
        <draw:line draw:style-name="gr9" draw:text-style-name="P4" draw:layer="layout" svg:x1="12.684cm" svg:y1="19.669cm" svg:x2="11.414cm" svg:y2="18.145cm">
          <text:p/>
        </draw:line>
        <draw:line draw:style-name="gr9" draw:text-style-name="P4" draw:layer="layout" svg:x1="11.541cm" svg:y1="17.256cm" svg:x2="11.541cm" svg:y2="18.145cm">
          <text:p/>
        </draw:line>
        <draw:line draw:style-name="gr9" draw:text-style-name="P4" draw:layer="layout" svg:x1="13.446cm" svg:y1="19.669cm" svg:x2="11.541cm" svg:y2="18.145cm">
          <text:p/>
        </draw:line>
        <draw:line draw:style-name="gr9" draw:text-style-name="P4" draw:layer="layout" svg:x1="11.668cm" svg:y1="17.256cm" svg:x2="11.668cm" svg:y2="17.51cm">
          <text:p/>
        </draw:line>
        <draw:line draw:style-name="gr9" draw:text-style-name="P4" draw:layer="layout" svg:x1="11.668cm" svg:y1="17.51cm" svg:x2="11.795cm" svg:y2="17.891cm">
          <text:p/>
        </draw:line>
        <draw:line draw:style-name="gr9" draw:text-style-name="P4" draw:layer="layout" svg:x1="12.049cm" svg:y1="17.256cm" svg:x2="12.049cm" svg:y2="17.637cm">
          <text:p/>
        </draw:line>
        <draw:line draw:style-name="gr9" draw:text-style-name="P4" draw:layer="layout" svg:x1="12.684cm" svg:y1="18.78cm" svg:x2="12.049cm" svg:y2="17.637cm">
          <text:p/>
        </draw:line>
        <draw:line draw:style-name="gr9" draw:text-style-name="P4" draw:layer="layout" svg:x1="12.176cm" svg:y1="17.256cm" svg:x2="12.176cm" svg:y2="17.637cm">
          <text:p/>
        </draw:line>
        <draw:line draw:style-name="gr9" draw:text-style-name="P4" draw:layer="layout" svg:x1="12.176cm" svg:y1="17.637cm" svg:x2="13.192cm" svg:y2="18.907cm">
          <text:p/>
        </draw:line>
        <draw:line draw:style-name="gr9" draw:text-style-name="P4" draw:layer="layout" svg:x1="14.462cm" svg:y1="19.669cm" svg:x2="13.192cm" svg:y2="18.907cm">
          <text:p/>
        </draw:line>
        <draw:line draw:style-name="gr9" draw:text-style-name="P4" draw:layer="layout" svg:x1="12.303cm" svg:y1="17.256cm" svg:x2="12.303cm" svg:y2="17.637cm">
          <text:p/>
        </draw:line>
        <draw:line draw:style-name="gr9" draw:text-style-name="P4" draw:layer="layout" svg:x1="13.573cm" svg:y1="18.78cm" svg:x2="12.303cm" svg:y2="17.637cm">
          <text:p/>
        </draw:line>
        <draw:line draw:style-name="gr9" draw:text-style-name="P4" draw:layer="layout" svg:x1="12.43cm" svg:y1="17.256cm" svg:x2="12.43cm" svg:y2="17.637cm">
          <text:p/>
        </draw:line>
        <draw:line draw:style-name="gr9" draw:text-style-name="P4" draw:layer="layout" svg:x1="12.43cm" svg:y1="17.637cm" svg:x2="12.811cm" svg:y2="17.891cm">
          <text:p/>
        </draw:line>
        <draw:line draw:style-name="gr9" draw:text-style-name="P4" draw:layer="layout" svg:x1="14.335cm" svg:y1="18.018cm" svg:x2="12.938cm" svg:y2="16.367cm">
          <text:p/>
        </draw:line>
        <draw:line draw:style-name="gr9" draw:text-style-name="P4" draw:layer="layout" svg:x1="15.478cm" svg:y1="18.78cm" svg:x2="12.938cm" svg:y2="16.24cm">
          <text:p/>
        </draw:line>
        <draw:line draw:style-name="gr9" draw:text-style-name="P4" draw:layer="layout" svg:x1="15.224cm" svg:y1="18.018cm" svg:x2="12.938cm" svg:y2="16.113cm">
          <text:p/>
        </draw:line>
        <draw:line draw:style-name="gr9" draw:text-style-name="P4" draw:layer="layout" svg:x1="14.335cm" svg:y1="17.002cm" svg:x2="12.938cm" svg:y2="15.986cm">
          <text:p/>
        </draw:line>
        <draw:line draw:style-name="gr9" draw:text-style-name="P4" draw:layer="layout" svg:x1="13.446cm" svg:y1="16.113cm" svg:x2="12.938cm" svg:y2="15.732cm">
          <text:p/>
        </draw:line>
        <draw:line draw:style-name="gr9" draw:text-style-name="P4" draw:layer="layout" svg:x1="15.351cm" svg:y1="17.002cm" svg:x2="12.938cm" svg:y2="15.605cm">
          <text:p/>
        </draw:line>
        <draw:line draw:style-name="gr9" draw:text-style-name="P4" draw:layer="layout" svg:x1="14.335cm" svg:y1="16.113cm" svg:x2="12.938cm" svg:y2="15.478cm">
          <text:p/>
        </draw:line>
        <draw:line draw:style-name="gr9" draw:text-style-name="P4" draw:layer="layout" svg:x1="13.573cm" svg:y1="15.478cm" svg:x2="12.938cm" svg:y2="15.224cm">
          <text:p/>
        </draw:line>
        <draw:line draw:style-name="gr9" draw:text-style-name="P4" draw:layer="layout" svg:x1="15.224cm" svg:y1="16.113cm" svg:x2="12.938cm" svg:y2="15.097cm">
          <text:p/>
        </draw:line>
        <draw:line draw:style-name="gr9" draw:text-style-name="P4" draw:layer="layout" svg:x1="14.335cm" svg:y1="15.224cm" svg:x2="12.938cm" svg:y2="14.843cm">
          <text:p/>
        </draw:line>
        <draw:line draw:style-name="gr9" draw:text-style-name="P4" draw:layer="layout" svg:x1="15.224cm" svg:y1="15.097cm" svg:x2="12.938cm" svg:y2="14.716cm">
          <text:p/>
        </draw:line>
        <draw:line draw:style-name="gr9" draw:text-style-name="P4" draw:layer="layout" svg:x1="13.446cm" svg:y1="14.462cm" svg:x2="12.938cm" svg:y2="14.462cm">
          <text:p/>
        </draw:line>
        <draw:line draw:style-name="gr9" draw:text-style-name="P4" draw:layer="layout" svg:x1="14.335cm" svg:y1="14.335cm" svg:x2="12.938cm" svg:y2="14.335cm">
          <text:p/>
        </draw:line>
        <draw:line draw:style-name="gr9" draw:text-style-name="P4" draw:layer="layout" svg:x1="15.351cm" svg:y1="14.208cm" svg:x2="12.938cm" svg:y2="14.208cm">
          <text:p/>
        </draw:line>
        <draw:line draw:style-name="gr9" draw:text-style-name="P4" draw:layer="layout" svg:x1="15.351cm" svg:y1="13.7cm" svg:x2="12.938cm" svg:y2="14.081cm">
          <text:p/>
        </draw:line>
        <draw:line draw:style-name="gr9" draw:text-style-name="P4" draw:layer="layout" svg:x1="14.335cm" svg:y1="13.573cm" svg:x2="12.938cm" svg:y2="13.827cm">
          <text:p/>
        </draw:line>
        <draw:line draw:style-name="gr9" draw:text-style-name="P4" draw:layer="layout" svg:x1="13.446cm" svg:y1="13.573cm" svg:x2="12.938cm" svg:y2="13.7cm">
          <text:p/>
        </draw:line>
        <draw:line draw:style-name="gr9" draw:text-style-name="P4" draw:layer="layout" svg:x1="15.351cm" svg:y1="12.811cm" svg:x2="12.938cm" svg:y2="13.573cm">
          <text:p/>
        </draw:line>
        <draw:line draw:style-name="gr9" draw:text-style-name="P4" draw:layer="layout" svg:x1="14.462cm" svg:y1="12.811cm" svg:x2="12.938cm" svg:y2="13.319cm">
          <text:p/>
        </draw:line>
        <draw:line draw:style-name="gr9" draw:text-style-name="P4" draw:layer="layout" svg:x1="15.351cm" svg:y1="11.922cm" svg:x2="12.938cm" svg:y2="13.192cm">
          <text:p/>
        </draw:line>
        <draw:line draw:style-name="gr9" draw:text-style-name="P4" draw:layer="layout" svg:x1="13.573cm" svg:y1="12.684cm" svg:x2="12.938cm" svg:y2="13.065cm">
          <text:p/>
        </draw:line>
        <draw:line draw:style-name="gr9" draw:text-style-name="P4" draw:layer="layout" svg:x1="14.462cm" svg:y1="11.922cm" svg:x2="12.938cm" svg:y2="12.811cm">
          <text:p/>
        </draw:line>
        <draw:line draw:style-name="gr9" draw:text-style-name="P4" draw:layer="layout" svg:x1="15.478cm" svg:y1="11.033cm" svg:x2="12.938cm" svg:y2="12.684cm">
          <text:p/>
        </draw:line>
        <draw:line draw:style-name="gr9" draw:text-style-name="P4" draw:layer="layout" svg:x1="14.716cm" svg:y1="11.033cm" svg:x2="12.938cm" svg:y2="12.557cm">
          <text:p/>
        </draw:line>
        <draw:line draw:style-name="gr9" draw:text-style-name="P4" draw:layer="layout" svg:x1="13.573cm" svg:y1="11.795cm" svg:x2="12.938cm" svg:y2="12.303cm">
          <text:p/>
        </draw:line>
        <draw:line draw:style-name="gr9" draw:text-style-name="P4" draw:layer="layout" svg:x1="15.351cm" svg:y1="10.017cm" svg:x2="12.938cm" svg:y2="12.176cm">
          <text:p/>
        </draw:line>
        <draw:line draw:style-name="gr9" draw:text-style-name="P4" draw:layer="layout" svg:x1="15.478cm" svg:y1="9.255cm" svg:x2="12.938cm" svg:y2="12.049cm">
          <text:p/>
        </draw:line>
        <draw:line draw:style-name="gr9" draw:text-style-name="P4" draw:layer="layout" svg:x1="14.335cm" svg:y1="10.017cm" svg:x2="12.938cm" svg:y2="11.795cm">
          <text:p/>
        </draw:line>
        <draw:line draw:style-name="gr9" draw:text-style-name="P4" draw:layer="layout" svg:x1="10.144cm" svg:y1="10.017cm" svg:x2="10.144cm" svg:y2="11.16cm">
          <text:p/>
        </draw:line>
        <draw:line draw:style-name="gr9" draw:text-style-name="P4" draw:layer="layout" svg:x1="10.525cm" svg:y1="11.16cm" svg:x2="10.779cm" svg:y2="9.255cm">
          <text:p/>
        </draw:line>
        <draw:line draw:style-name="gr9" draw:text-style-name="P4" draw:layer="layout" svg:x1="10.906cm" svg:y1="11.16cm" svg:x2="10.906cm" svg:y2="10.271cm">
          <text:p/>
        </draw:line>
        <draw:line draw:style-name="gr9" draw:text-style-name="P4" draw:layer="layout" svg:x1="11.033cm" svg:y1="11.16cm" svg:x2="11.541cm" svg:y2="8.62cm">
          <text:p/>
        </draw:line>
        <draw:line draw:style-name="gr9" draw:text-style-name="P4" draw:layer="layout" svg:x1="11.922cm" svg:y1="10.017cm" svg:x2="11.541cm" svg:y2="11.16cm">
          <text:p/>
        </draw:line>
        <draw:line draw:style-name="gr9" draw:text-style-name="P4" draw:layer="layout" svg:x1="11.922cm" svg:y1="9.128cm" svg:x2="11.414cm" svg:y2="11.16cm">
          <text:p/>
        </draw:line>
        <draw:line draw:style-name="gr9" draw:text-style-name="P4" draw:layer="layout" svg:x1="10.017cm" svg:y1="11.16cm" svg:x2="10.017cm" svg:y2="9.255cm">
          <text:p/>
        </draw:line>
        <draw:line draw:style-name="gr9" draw:text-style-name="P4" draw:layer="layout" svg:x1="9.89cm" svg:y1="11.16cm" svg:x2="9.89cm" svg:y2="8.239cm">
          <text:p/>
        </draw:line>
        <draw:line draw:style-name="gr9" draw:text-style-name="P4" draw:layer="layout" svg:x1="9.636cm" svg:y1="11.16cm" svg:x2="9.382cm" svg:y2="8.239cm">
          <text:p/>
        </draw:line>
        <draw:line draw:style-name="gr9" draw:text-style-name="P4" draw:layer="layout" svg:x1="9.509cm" svg:y1="11.16cm" svg:x2="9.255cm" svg:y2="9.128cm">
          <text:p/>
        </draw:line>
        <draw:line draw:style-name="gr9" draw:text-style-name="P4" draw:layer="layout" svg:x1="9.382cm" svg:y1="11.16cm" svg:x2="9.255cm" svg:y2="10.144cm">
          <text:p/>
        </draw:line>
        <draw:line draw:style-name="gr9" draw:text-style-name="P4" draw:layer="layout" svg:x1="9.255cm" svg:y1="11.16cm" svg:x2="8.493cm" svg:y2="8.239cm">
          <text:p/>
        </draw:line>
        <draw:line draw:style-name="gr9" draw:text-style-name="P4" draw:layer="layout" svg:x1="9.001cm" svg:y1="11.16cm" svg:x2="8.493cm" svg:y2="9.128cm">
          <text:p/>
        </draw:line>
        <draw:line draw:style-name="gr9" draw:text-style-name="P4" draw:layer="layout" svg:x1="8.874cm" svg:y1="11.16cm" svg:x2="7.604cm" svg:y2="8.112cm">
          <text:p/>
        </draw:line>
        <draw:line draw:style-name="gr9" draw:text-style-name="P4" draw:layer="layout" svg:x1="8.366cm" svg:y1="11.16cm" svg:x2="6.715cm" svg:y2="8.239cm">
          <text:p/>
        </draw:line>
        <draw:line draw:style-name="gr9" draw:text-style-name="P4" draw:layer="layout" svg:x1="7.858cm" svg:y1="11.16cm" svg:x2="5.826cm" svg:y2="8.239cm">
          <text:p/>
        </draw:line>
        <draw:line draw:style-name="gr9" draw:text-style-name="P4" draw:layer="layout" svg:x1="6.461cm" svg:y1="13.446cm" svg:x2="5.826cm" svg:y2="13.446cm">
          <text:p/>
        </draw:line>
        <draw:line draw:style-name="gr9" draw:text-style-name="P4" draw:layer="layout" svg:x1="6.461cm" svg:y1="14.208cm" svg:x2="5.826cm" svg:y2="14.335cm">
          <text:p/>
        </draw:line>
        <draw:line draw:style-name="gr9" draw:text-style-name="P4" draw:layer="layout" svg:x1="6.461cm" svg:y1="14.081cm" svg:x2="4.937cm" svg:y2="14.335cm">
          <text:p/>
        </draw:line>
        <draw:line draw:style-name="gr9" draw:text-style-name="P4" draw:layer="layout" svg:x1="6.461cm" svg:y1="13.573cm" svg:x2="4.937cm" svg:y2="13.573cm">
          <text:p/>
        </draw:line>
        <draw:line draw:style-name="gr9" draw:text-style-name="P4" draw:layer="layout" svg:x1="6.461cm" svg:y1="13.954cm" svg:x2="4.048cm" svg:y2="14.335cm">
          <text:p/>
        </draw:line>
        <draw:line draw:style-name="gr9" draw:text-style-name="P4" draw:layer="layout" svg:x1="6.461cm" svg:y1="13.7cm" svg:x2="3.921cm" svg:y2="13.7cm">
          <text:p/>
        </draw:line>
        <draw:line draw:style-name="gr9" draw:text-style-name="P4" draw:layer="layout" svg:x1="5.318cm" svg:y1="12.811cm" svg:x2="4.048cm" svg:y2="11.795cm">
          <text:p/>
        </draw:line>
        <draw:line draw:style-name="gr9" draw:text-style-name="P4" draw:layer="layout" svg:x1="6.461cm" svg:y1="13.192cm" svg:x2="3.794cm" svg:y2="12.811cm">
          <text:p/>
        </draw:line>
        <draw:line draw:style-name="gr9" draw:text-style-name="P4" draw:layer="layout" svg:x1="6.461cm" svg:y1="13.065cm" svg:x2="4.683cm" svg:y2="12.811cm">
          <text:p/>
        </draw:line>
        <draw:line draw:style-name="gr9" draw:text-style-name="P4" draw:layer="layout" svg:x1="6.461cm" svg:y1="12.938cm" svg:x2="5.318cm" svg:y2="12.811cm">
          <text:p/>
        </draw:line>
        <draw:line draw:style-name="gr9" draw:text-style-name="P4" draw:layer="layout" svg:x1="6.461cm" svg:y1="12.684cm" svg:x2="5.699cm" svg:y2="12.684cm">
          <text:p/>
        </draw:line>
        <draw:line draw:style-name="gr9" draw:text-style-name="P4" draw:layer="layout" svg:x1="6.461cm" svg:y1="12.557cm" svg:x2="4.81cm" svg:y2="11.922cm">
          <text:p/>
        </draw:line>
        <draw:line draw:style-name="gr9" draw:text-style-name="P4" draw:layer="layout" svg:x1="6.461cm" svg:y1="12.43cm" svg:x2="3.794cm" svg:y2="11.033cm">
          <text:p/>
        </draw:line>
        <draw:line draw:style-name="gr9" draw:text-style-name="P4" draw:layer="layout" svg:x1="6.461cm" svg:y1="12.303cm" svg:x2="5.572cm" svg:y2="11.795cm">
          <text:p/>
        </draw:line>
        <draw:line draw:style-name="gr9" draw:text-style-name="P4" draw:layer="layout" svg:x1="6.461cm" svg:y1="12.049cm" svg:x2="4.683cm" svg:y2="11.033cm">
          <text:p/>
        </draw:line>
        <draw:line draw:style-name="gr9" draw:text-style-name="P4" draw:layer="layout" svg:x1="6.461cm" svg:y1="11.922cm" svg:x2="3.794cm" svg:y2="10.144cm">
          <text:p/>
        </draw:line>
        <draw:line draw:style-name="gr9" draw:text-style-name="P4" draw:layer="layout" svg:x1="6.461cm" svg:y1="11.668cm" svg:x2="3.794cm" svg:y2="9.255cm">
          <text:p/>
        </draw:line>
        <draw:line draw:style-name="gr9" draw:text-style-name="P4" draw:layer="layout" svg:x1="6.461cm" svg:y1="11.541cm" svg:x2="4.81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10T01:14:50.91</meta:creation-date>
    <dc:date>2021-07-10T04:03:34.89</dc:date>
    <meta:editing-duration>PT2H48M8S</meta:editing-duration>
    <meta:editing-cycles>30</meta:editing-cycles>
    <meta:generator>OpenOffice/4.1.7$Win32 OpenOffice.org_project/417m1$Build-9800</meta:generator>
    <meta:document-statistic meta:object-count="261"/>
  </office:meta>
</office:document-meta>
</file>